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7.131cm"/>
    </style:style>
    <style:style style:name="co6" style:family="table-column">
      <style:table-column-properties fo:break-before="auto" style:column-width="4.17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Ref.</text:p>
          </table:table-cell>
          <table:table-cell office:value-type="string">
            <text:p>Value</text:p>
          </table:table-cell>
          <table:table-cell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SKU</text:p>
          </table:table-cell>
          <table:table-cell office:value-type="string">
            <text:p>Unit price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office:value-type="string">
            <text:p>Partybooth V1</text:p>
          </table:table-cell>
          <table:table-cell office:value-type="string">
            <text:p>Printed Circuit Board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A2]*[.G2]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Ceramic Disk Capacitor 0.1uF/50V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A3]*[.G3]" office:value-type="float" office:value="0.3">
            <text:p>0.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100uF</text:p>
          </table:table-cell>
          <table:table-cell office:value-type="string">
            <text:p>Radial Electrolytic 100uF/25V</text:p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A4]*[.G4]"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10uF</text:p>
          </table:table-cell>
          <table:table-cell office:value-type="string">
            <text:p>Radial Electrolytic 10uF/16V</text:p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A5]*[.G5]" office:value-type="float" office:value="0.5">
            <text:p>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iode</text:p>
          </table:table-cell>
          <table:table-cell table:number-columns-repeated="2"/>
          <table:table-cell office:value-type="float" office:value="0.25">
            <text:p>0.25</text:p>
          </table:table-cell>
          <table:table-cell table:formula="of:=[.A6]*[.G6]" office:value-type="float" office:value="0.25">
            <text:p>0.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ATtiny13</text:p>
          </table:table-cell>
          <table:table-cell office:value-type="string">
            <text:p>Atmel ATtiny13 microcontroller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A7]*[.G7]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78L05Z</text:p>
          </table:table-cell>
          <table:table-cell office:value-type="string">
            <text:p>Voltage Regulator, TO-9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A8]*[.G8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1,J2</text:p>
          </table:table-cell>
          <table:table-cell office:value-type="string">
            <text:p>2x1 pin</text:p>
          </table:table-cell>
          <table:table-cell office:value-type="string">
            <text:p>0.1” Two pin connector</text:p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A9]*[.G9]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2.1mm</text:p>
          </table:table-cell>
          <table:table-cell office:value-type="string">
            <text:p>DC Barrel Power Jack, 2.1mm</text:p>
          </table:table-cell>
          <table:table-cell office:value-type="string">
            <text:p>Sparkfun</text:p>
          </table:table-cell>
          <table:table-cell office:value-type="string">
            <text:p>PRT-00119</text:p>
          </table:table-cell>
          <table:table-cell/>
          <table:table-cell table:formula="of:=[.A10]*[.G10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K1</text:p>
          </table:table-cell>
          <table:table-cell office:value-type="string">
            <text:p>ISD5X</text:p>
          </table:table-cell>
          <table:table-cell office:value-type="string">
            <text:p>ISOCOM ISD5X – Dual Optoisolator</text:p>
          </table:table-cell>
          <table:table-cell office:value-type="string">
            <text:p>Farnell</text:p>
          </table:table-cell>
          <table:table-cell office:value-type="float" office:value="1683211">
            <text:p>1683211</text:p>
          </table:table-cell>
          <table:table-cell office:value-type="float" office:value="0.5">
            <text:p>0.5</text:p>
          </table:table-cell>
          <table:table-cell table:formula="of:=[.A11]*[.G11]" office:value-type="float" office:value="0.5">
            <text:p>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,R2</text:p>
          </table:table-cell>
          <table:table-cell office:value-type="string">
            <text:p>430<text:span text:style-name="T1">Ω</text:span></text:p>
          </table:table-cell>
          <table:table-cell office:value-type="string">
            <text:p>Carbon Film Resistors ¼W 5%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A12]*[.G12]" office:value-type="float" office:value="0.6">
            <text:p>0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3,R4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Carbon Film Resistors ¼W 5%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A13]*[.G13]" office:value-type="float" office:value="0.6">
            <text:p>0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5,R6</text:p>
          </table:table-cell>
          <table:table-cell office:value-type="string">
            <text:p>220<text:span text:style-name="T1">Ω</text:span></text:p>
          </table:table-cell>
          <table:table-cell office:value-type="string">
            <text:p>Carbon Film Resistors ¼W 5%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A14]*[.G14]" office:value-type="float" office:value="0.6">
            <text:p>0.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G1</text:p>
          </table:table-cell>
          <table:table-cell office:value-type="string">
            <text:p>2kHz</text:p>
          </table:table-cell>
          <table:table-cell office:value-type="string">
            <text:p>2kHz buzzer</text:p>
          </table:table-cell>
          <table:table-cell office:value-type="string">
            <text:p>Sparkfun</text:p>
          </table:table-cell>
          <table:table-cell office:value-type="string">
            <text:p>COM-07950</text:p>
          </table:table-cell>
          <table:table-cell office:value-type="float" office:value="1.95">
            <text:p>1.95</text:p>
          </table:table-cell>
          <table:table-cell table:formula="of:=[.A15]*[.G15]" office:value-type="float" office:value="1.95">
            <text:p>1.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V1</text:p>
          </table:table-cell>
          <table:table-cell office:value-type="string">
            <text:p>ICSP</text:p>
          </table:table-cell>
          <table:table-cell office:value-type="string">
            <text:p>6 pin (2x3) ICSP connector</text:p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A16]*[.G16]" office:value-type="float" office:value="0.5">
            <text:p>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1,T2</text:p>
          </table:table-cell>
          <table:table-cell office:value-type="string">
            <text:p>2N3904</text:p>
          </table:table-cell>
          <table:table-cell office:value-type="string">
            <text:p>Fairchild 2N390TF, TO-92</text:p>
          </table:table-cell>
          <table:table-cell office:value-type="string">
            <text:p>Farnell</text:p>
          </table:table-cell>
          <table:table-cell office:value-type="float" office:value="1704727">
            <text:p>1704727</text:p>
          </table:table-cell>
          <table:table-cell office:value-type="float" office:value="0.3">
            <text:p>0.3</text:p>
          </table:table-cell>
          <table:table-cell table:formula="of:=[.A17]*[.G17]" office:value-type="float" office:value="0.6">
            <text:p>0.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1501 06</text:p>
          </table:table-cell>
          <table:table-cell office:value-type="string">
            <text:p>Lumberg 2.5mm stereo jack 1501 06</text:p>
          </table:table-cell>
          <table:table-cell office:value-type="string">
            <text:p>Farnell</text:p>
          </table:table-cell>
          <table:table-cell office:value-type="float" office:value="1308867">
            <text:p>1308867</text:p>
          </table:table-cell>
          <table:table-cell table:style-name="ce1" office:value-type="float" office:value="2.2">
            <text:p>2.2</text:p>
          </table:table-cell>
          <table:table-cell table:formula="of:=[.A18]*[.G18]" office:value-type="float" office:value="2.2">
            <text:p>2.2</text:p>
          </table:table-cell>
        </table:table-row>
        <table:table-row table:style-name="ro1">
          <table:table-cell/>
          <table:table-cell table:number-columns-repeated="5"/>
          <table:table-cell/>
          <table:table-cell table:formula="of:=[.A19]*[.G19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TN</text:p>
          </table:table-cell>
          <table:table-cell office:value-type="string">
            <text:p>Sparkfun Big Dome Push button</text:p>
          </table:table-cell>
          <table:table-cell office:value-type="string">
            <text:p>Sparkfun</text:p>
          </table:table-cell>
          <table:table-cell office:value-type="string">
            <text:p>COM-09181 </text:p>
          </table:table-cell>
          <table:table-cell table:style-name="ce1" office:value-type="float" office:value="9.95">
            <text:p>9.95</text:p>
          </table:table-cell>
          <table:table-cell table:formula="of:=[.A20]*[.G20]" office:value-type="float" office:value="9.95">
            <text:p>9.9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Wire</text:p>
          </table:table-cell>
          <table:table-cell office:value-type="string">
            <text:p>Ribbon Cable - 6 wire</text:p>
          </table:table-cell>
          <table:table-cell office:value-type="string">
            <text:p>Sparkfun</text:p>
          </table:table-cell>
          <table:table-cell office:value-type="string">
            <text:p>CAB-10648</text:p>
          </table:table-cell>
          <table:table-cell table:style-name="ce1" office:value-type="float" office:value="0.75">
            <text:p>0.75</text:p>
          </table:table-cell>
          <table:table-cell table:formula="of:=[.A21]*[.G21]" office:value-type="float" office:value="0.75">
            <text:p>0.7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olarized Connectors - Housing (2-Pin)</text:p>
          </table:table-cell>
          <table:table-cell office:value-type="string">
            <text:p>Sparkfun</text:p>
          </table:table-cell>
          <table:table-cell office:value-type="string">
            <text:p>PRT-08095</text:p>
          </table:table-cell>
          <table:table-cell table:style-name="ce1" office:value-type="float" office:value="0.45">
            <text:p>0.45</text:p>
          </table:table-cell>
          <table:table-cell table:formula="of:=[.A22]*[.G22]" office:value-type="float" office:value="0.9">
            <text:p>0.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olarized Connectors - Crimp Pins </text:p>
          </table:table-cell>
          <table:table-cell office:value-type="string">
            <text:p>Sparkfun</text:p>
          </table:table-cell>
          <table:table-cell office:value-type="string">
            <text:p>PRT-08100</text:p>
          </table:table-cell>
          <table:table-cell office:value-type="float" office:value="1.95">
            <text:p>1.95</text:p>
          </table:table-cell>
          <table:table-cell table:formula="of:=[.A23]*[.G23]" office:value-type="float" office:value="1.95">
            <text:p>1.95</text:p>
          </table:table-cell>
        </table:table-row>
        <table:table-row table:style-name="ro1">
          <table:table-cell/>
          <table:table-cell table:number-columns-repeated="5"/>
          <table:table-cell/>
          <table:table-cell table:formula="of:=[.A24]*[.G24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Vello Camera remote shutter cable</text:p>
          </table:table-cell>
          <table:table-cell office:value-type="string">
            <text:p>B&amp;H</text:p>
          </table:table-cell>
          <table:table-cell office:value-type="string">
            <text:p>VERCCN1 or VERCCC1</text:p>
          </table:table-cell>
          <table:table-cell office:value-type="float" office:value="7.5">
            <text:p>7.5</text:p>
          </table:table-cell>
          <table:table-cell table:formula="of:=[.A25]*[.G25]" office:value-type="float" office:value="7.5">
            <text:p>7.5</text:p>
          </table:table-cell>
        </table:table-row>
        <table:table-row table:style-name="ro1">
          <table:table-cell table:number-columns-repeated="7"/>
          <table:table-cell table:formula="of:=SUM([.H2:.H25])" office:value-type="float" office:value="39.15">
            <text:p>39.1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Perry</meta:initial-creator>
    <meta:creation-date>2012-04-16T08:41:23.01</meta:creation-date>
    <dc:date>2012-04-16T09:34:15.01</dc:date>
    <dc:creator>Maurice Perry</dc:creator>
    <meta:editing-duration>PT38M21S</meta:editing-duration>
    <meta:editing-cycles>5</meta:editing-cycles>
    <meta:generator>LibreOffice/3.5$Windows_x86 LibreOffice_project/281b639-6baa1d3-ef66a77-d866f25-f36d45f</meta:generator>
    <meta:document-statistic meta:table-count="3" meta:cell-count="159" meta:object-count="0"/>
  </office:meta>
</office:document-meta>
</file>